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9.99mm" svg:height="89.99mm" svg:x="117.72mm" svg:y="10.03mm">
            <loext:p draw:notify-on-update-of-ranges="Tabelle1.B3:Tabelle1.B3 Tabelle1.B4:Tabelle1.B23 Tabelle1.C3:Tabelle1.C3 Tabelle1.C4:Tabelle1.C23 Tabelle1.D3:Tabelle1.D3 Tabelle1.D4:Tabelle1.D23 Tabelle1.E3:Tabelle1.E3 Tabelle1.E4:Tabelle1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eitmessung mit Zufallszahlen</text:p>
          </table:table-cell>
          <table:table-cell table:number-columns-repeated="3"/>
          <table:table-cell office:value-type="float" office:value="0.0000143371258784114" calcext:value-type="float">
            <text:p>1,4337125878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gesort</text:p>
          </table:table-cell>
          <table:table-cell office:value-type="string" calcext:value-type="string">
            <text:p>Zeiten in ms</text:p>
          </table:table-cell>
          <table:table-cell table:formula="of:=AVERAGE([.C12];[.D12])/[.E12]" office:value-type="float" office:value="0.999999999999999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ray-Länge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n*ln(n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LN([.B4])*[.E$1]" office:value-type="float" office:value="0.0990373569720278" calcext:value-type="float">
            <text:p>0,09903735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LN([.B5])*[.E$1]" office:value-type="float" office:value="0.610560354580416" calcext:value-type="float">
            <text:p>0,61056035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]*LN([.B6])*[.E$1]" office:value-type="float" office:value="1.32049809296037" calcext:value-type="float">
            <text:p>1,32049809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]*LN([.B7])*[.E$1]" office:value-type="float" office:value="2.83975095351982" calcext:value-type="float">
            <text:p>2,839750953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*LN([.B8])*[.E$1]" office:value-type="float" office:value="4.43402255910724" calcext:value-type="float">
            <text:p>4,434022559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]*LN([.B9])*[.E$1]" office:value-type="float" office:value="7.75622616200462" calcext:value-type="float">
            <text:p>7,756226162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0]*LN([.B10])*[.E$1]" office:value-type="float" office:value="9.46430942101171" calcext:value-type="float">
            <text:p>9,46430942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1]*LN([.B11])*[.E$1]" office:value-type="float" office:value="16.5062261620046" calcext:value-type="float">
            <text:p>16,50622616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2]*LN([.B12])*[.E$1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13]*LN([.B13])*[.E$1]" office:value-type="float" office:value="94.0684877820508" calcext:value-type="float">
            <text:p>94,068487782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B14]*LN([.B14])*[.E$1]" office:value-type="float" office:value="198.074713944056" calcext:value-type="float">
            <text:p>198,0747139441</text:p>
          </table:table-cell>
        </table:table-row>
        <table:table-row table:style-name="ro1">
          <table:table-cell/>
          <table:table-cell office:value-type="float" office:value="1500000" calcext:value-type="float">
            <text:p>1500000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table:formula="of:=[.B15]*LN([.B15])*[.E$1]" office:value-type="float" office:value="305.831877357459" calcext:value-type="float">
            <text:p>305,831877357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formula="of:=[.B16]*LN([.B16])*[.E$1]" office:value-type="float" office:value="416.024904648019" calcext:value-type="float">
            <text:p>416,024904648</text:p>
          </table:table-cell>
        </table:table-row>
        <table:table-row table:style-name="ro1">
          <table:table-cell/>
          <table:table-cell office:value-type="float" office:value="2500000" calcext:value-type="float">
            <text:p>2500000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table:formula="of:=[.B17]*LN([.B17])*[.E$1]" office:value-type="float" office:value="528.029223770393" calcext:value-type="float">
            <text:p>528,0292237704</text:p>
          </table:table-cell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table:formula="of:=[.B18]*LN([.B18])*[.E$1]" office:value-type="float" office:value="641.47696985478" calcext:value-type="float">
            <text:p>641,4769698548</text:p>
          </table:table-cell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776" calcext:value-type="float">
            <text:p>776</text:p>
          </table:table-cell>
          <table:table-cell office:value-type="float" office:value="774" calcext:value-type="float">
            <text:p>774</text:p>
          </table:table-cell>
          <table:table-cell table:formula="of:=[.B19]*LN([.B19])*[.E$1]" office:value-type="float" office:value="871.800762815853" calcext:value-type="float">
            <text:p>871,8007628159</text:p>
          </table:table-cell>
        </table:table-row>
        <table:table-row table:style-name="ro1">
          <table:table-cell/>
          <table:table-cell office:value-type="float" office:value="4200000" calcext:value-type="float">
            <text:p>4200000</text:p>
          </table:table-cell>
          <table:table-cell office:value-type="float" office:value="831" calcext:value-type="float">
            <text:p>831</text:p>
          </table:table-cell>
          <table:table-cell office:value-type="float" office:value="840" calcext:value-type="float">
            <text:p>840</text:p>
          </table:table-cell>
          <table:table-cell table:formula="of:=[.B20]*LN([.B20])*[.E$1]" office:value-type="float" office:value="918.328746003013" calcext:value-type="float">
            <text:p>918,328746003</text:p>
          </table:table-cell>
        </table:table-row>
        <table:table-row table:style-name="ro1">
          <table:table-cell/>
          <table:table-cell office:value-type="float" office:value="4250000" calcext:value-type="float">
            <text:p>4250000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table:formula="of:=[.B21]*LN([.B21])*[.E$1]" office:value-type="float" office:value="929.982337537676" calcext:value-type="float">
            <text:p>929,9823375377</text:p>
          </table:table-cell>
        </table:table-row>
        <table:table-row table:style-name="ro1">
          <table:table-cell/>
          <table:table-cell office:value-type="float" office:value="4280000" calcext:value-type="float">
            <text:p>4280000</text:p>
          </table:table-cell>
          <table:table-cell office:value-type="float" office:value="858" calcext:value-type="float">
            <text:p>858</text:p>
          </table:table-cell>
          <table:table-cell office:value-type="float" office:value="840" calcext:value-type="float">
            <text:p>840</text:p>
          </table:table-cell>
          <table:table-cell table:formula="of:=[.B22]*LN([.B22])*[.E$1]" office:value-type="float" office:value="936.978547009473" calcext:value-type="float">
            <text:p>936,9785470095</text:p>
          </table:table-cell>
        </table:table-row>
        <table:table-row table:style-name="ro1">
          <table:table-cell/>
          <table:table-cell office:value-type="float" office:value="4282000" calcext:value-type="float">
            <text:p>4282000</text:p>
          </table:table-cell>
          <table:table-cell table:style-name="ce1" table:formula="of:=AVERAGE(842;839;829)" office:value-type="float" office:value="836.666666666667" calcext:value-type="float">
            <text:p>837</text:p>
          </table:table-cell>
          <table:table-cell table:formula="of:=AVERAGE(825;851;832)" office:value-type="float" office:value="836" calcext:value-type="float">
            <text:p>836</text:p>
          </table:table-cell>
          <table:table-cell table:formula="of:=[.B23]*LN([.B23])*[.E$1]" office:value-type="float" office:value="937.445068402306" calcext:value-type="float">
            <text:p>937,4450684023</text:p>
          </table:table-cell>
        </table:table-row>
      </table:table>
      <table:table table:name="fm09_1" table:style-name="ta1">
        <table:shapes>
          <draw:frame draw:z-index="0" draw:style-name="gr1" draw:text-style-name="P1" svg:width="199.15mm" svg:height="149.36mm" svg:x="159.06mm" svg:y="1.04mm">
            <loext:p draw:notify-on-update-of-ranges="fm09_1.A1:fm09_1.A1 fm09_1.A2:fm09_1.A23 fm09_1.C1:fm09_1.C1 fm09_1.C2:fm09_1.C23 fm09_1.B1:fm09_1.B1 fm09_1.B2:fm09_1.B23 fm09_1.E1:fm09_1.E1 fm09_1.E2:fm09_1.E23 fm09_1.G1:fm09_1.G1 fm09_1.G2:fm09_1.G23 fm09_1.F1:fm09_1.F1 fm09_1.F2:fm09_1.F23 fm09_1.D1:fm09_1.D1 fm09_1.D2:fm09_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  <table:table-cell office:value-type="string" calcext:value-type="string">
            <text:p>Insert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54" calcext:value-type="float">
            <text:p>1554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88" calcext:value-type="float">
            <text:p>2688</text:p>
          </table:table-cell>
          <table:table-cell office:value-type="float" office:value="7" calcext:value-type="float">
            <text:p>7</text:p>
          </table:table-cell>
          <table:table-cell office:value-type="float" office:value="953" calcext:value-type="float">
            <text:p>95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430" calcext:value-type="float">
            <text:p>5430</text:p>
          </table:table-cell>
          <table:table-cell office:value-type="float" office:value="10" calcext:value-type="float">
            <text:p>10</text:p>
          </table:table-cell>
          <table:table-cell office:value-type="float" office:value="2180" calcext:value-type="float">
            <text:p>218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65" calcext:value-type="float">
            <text:p>7165</text:p>
          </table:table-cell>
          <table:table-cell office:value-type="float" office:value="11" calcext:value-type="float">
            <text:p>11</text:p>
          </table:table-cell>
          <table:table-cell office:value-type="float" office:value="2969" calcext:value-type="float">
            <text:p>2969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642" calcext:value-type="float">
            <text:p>9642</text:p>
          </table:table-cell>
          <table:table-cell office:value-type="float" office:value="13" calcext:value-type="float">
            <text:p>13</text:p>
          </table:table-cell>
          <table:table-cell office:value-type="float" office:value="3995" calcext:value-type="float">
            <text:p>399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517" calcext:value-type="float">
            <text:p>11517</text:p>
          </table:table-cell>
          <table:table-cell office:value-type="float" office:value="15" calcext:value-type="float">
            <text:p>15</text:p>
          </table:table-cell>
          <table:table-cell office:value-type="float" office:value="5102" calcext:value-type="float">
            <text:p>510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691" calcext:value-type="float">
            <text:p>14691</text:p>
          </table:table-cell>
          <table:table-cell office:value-type="float" office:value="14" calcext:value-type="float">
            <text:p>14</text:p>
          </table:table-cell>
          <table:table-cell office:value-type="float" office:value="6132" calcext:value-type="float">
            <text:p>6132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307" calcext:value-type="float">
            <text:p>16307</text:p>
          </table:table-cell>
          <table:table-cell office:value-type="float" office:value="17" calcext:value-type="float">
            <text:p>17</text:p>
          </table:table-cell>
          <table:table-cell office:value-type="float" office:value="7717" calcext:value-type="float">
            <text:p>771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052" calcext:value-type="float">
            <text:p>19052</text:p>
          </table:table-cell>
          <table:table-cell office:value-type="float" office:value="17" calcext:value-type="float">
            <text:p>17</text:p>
          </table:table-cell>
          <table:table-cell office:value-type="float" office:value="9525" calcext:value-type="float">
            <text:p>952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690" calcext:value-type="float">
            <text:p>22690</text:p>
          </table:table-cell>
          <table:table-cell office:value-type="float" office:value="32" calcext:value-type="float">
            <text:p>32</text:p>
          </table:table-cell>
          <table:table-cell office:value-type="float" office:value="11139" calcext:value-type="float">
            <text:p>11139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971" calcext:value-type="float">
            <text:p>20971</text:p>
          </table:table-cell>
          <table:table-cell office:value-type="float" office:value="25" calcext:value-type="float">
            <text:p>25</text:p>
          </table:table-cell>
          <table:table-cell office:value-type="float" office:value="13261" calcext:value-type="float">
            <text:p>13261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650" calcext:value-type="float">
            <text:p>23650</text:p>
          </table:table-cell>
          <table:table-cell office:value-type="float" office:value="21" calcext:value-type="float">
            <text:p>21</text:p>
          </table:table-cell>
          <table:table-cell office:value-type="float" office:value="14677" calcext:value-type="float">
            <text:p>14677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803" calcext:value-type="float">
            <text:p>25803</text:p>
          </table:table-cell>
          <table:table-cell office:value-type="float" office:value="22" calcext:value-type="float">
            <text:p>22</text:p>
          </table:table-cell>
          <table:table-cell office:value-type="float" office:value="16956" calcext:value-type="float">
            <text:p>16956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451" calcext:value-type="float">
            <text:p>28451</text:p>
          </table:table-cell>
          <table:table-cell office:value-type="float" office:value="25" calcext:value-type="float">
            <text:p>25</text:p>
          </table:table-cell>
          <table:table-cell office:value-type="float" office:value="19831" calcext:value-type="float">
            <text:p>19831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5981" calcext:value-type="float">
            <text:p>25981</text:p>
          </table:table-cell>
          <table:table-cell office:value-type="float" office:value="25" calcext:value-type="float">
            <text:p>25</text:p>
          </table:table-cell>
          <table:table-cell office:value-type="float" office:value="16599" calcext:value-type="float">
            <text:p>16599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823" calcext:value-type="float">
            <text:p>28823</text:p>
          </table:table-cell>
          <table:table-cell office:value-type="float" office:value="26" calcext:value-type="float">
            <text:p>26</text:p>
          </table:table-cell>
          <table:table-cell office:value-type="float" office:value="18547" calcext:value-type="float">
            <text:p>18547</text:p>
          </table:table-cell>
          <table:table-cell office:value-type="float" office:value="8241" calcext:value-type="float">
            <text:p>8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21:20:40.9193884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09T10:35:15.865086471</meta:creation-date>
    <dc:date>2015-11-19T21:35:01.494156008</dc:date>
    <dc:creator>Frank Baethge</dc:creator>
    <meta:editing-duration>PT47M49S</meta:editing-duration>
    <meta:editing-cycles>5</meta:editing-cycles>
    <meta:generator>LibreOffice/5.0.3.2$Linux_X86_64 LibreOffice_project/00m0$Build-2</meta:generator>
    <meta:document-statistic meta:table-count="2" meta:cell-count="2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16cm" svg:height="14.937cm" xlink:href=".." xlink:type="simple" chart:class="chart:scatter" chart:column-mapping="1 0 3 5 4 2" chart:style-name="ch1">
        <chart:legend chart:legend-position="end" svg:x="17.061cm" svg:y="5.996cm" style:legend-expansion="high" chart:style-name="ch2"/>
        <chart:plot-area chart:style-name="ch3" table:cell-range-address="fm09_1.A1:fm09_1.G23" chart:data-source-has-labels="both" svg:x="0.398cm" svg:y="0.298cm" svg:width="16.265cm" svg:height="14.3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59cm" svg:y="0.387cm" svg:width="14.055cm" svg:height="13.54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fm09_1.A2:fm09_1.A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fm09_1.C2:fm09_1.C23" chart:label-cell-address="fm09_1.C1:fm09_1.C1" chart:class="chart:scatter">
            <chart:domain table:cell-range-address="fm09_1.A2:fm09_1.A23"/>
            <chart:data-point chart:repeated="22"/>
          </chart:series>
          <chart:series chart:style-name="ch9" chart:values-cell-range-address="fm09_1.B2:fm09_1.B23" chart:label-cell-address="fm09_1.B1:fm09_1.B1" chart:class="chart:scatter">
            <chart:data-point chart:repeated="22"/>
          </chart:series>
          <chart:series chart:style-name="ch10" chart:values-cell-range-address="fm09_1.E2:fm09_1.E23" chart:label-cell-address="fm09_1.E1:fm09_1.E1" chart:class="chart:scatter">
            <chart:data-point chart:repeated="22"/>
          </chart:series>
          <chart:series chart:style-name="ch11" chart:values-cell-range-address="fm09_1.G2:fm09_1.G23" chart:label-cell-address="fm09_1.G1:fm09_1.G1" chart:class="chart:scatter">
            <chart:data-point chart:repeated="22"/>
          </chart:series>
          <chart:series chart:style-name="ch12" chart:values-cell-range-address="fm09_1.F2:fm09_1.F23" chart:label-cell-address="fm09_1.F1:fm09_1.F1" chart:class="chart:scatter">
            <chart:data-point chart:repeated="22"/>
          </chart:series>
          <chart:series chart:style-name="ch13" chart:values-cell-range-address="fm09_1.D2:fm09_1.D23" chart:label-cell-address="fm09_1.D1:fm09_1.D1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fm09_1.C1:fm09_1.C1</svg:desc>
                </draw:g>
              </table:table-cell>
              <table:table-cell office:value-type="string">
                <text:p>Javasort</text:p>
                <draw:g>
                  <svg:desc>fm09_1.B1:fm09_1.B1</svg:desc>
                </draw:g>
              </table:table-cell>
              <table:table-cell office:value-type="string">
                <text:p>Quicksort</text:p>
                <draw:g>
                  <svg:desc>fm09_1.E1:fm09_1.E1</svg:desc>
                </draw:g>
              </table:table-cell>
              <table:table-cell office:value-type="string">
                <text:p>InsertSort</text:p>
                <draw:g>
                  <svg:desc>fm09_1.G1:fm09_1.G1</svg:desc>
                </draw:g>
              </table:table-cell>
              <table:table-cell office:value-type="string">
                <text:p>Selectionsort</text:p>
                <draw:g>
                  <svg:desc>fm09_1.F1:fm09_1.F1</svg:desc>
                </draw:g>
              </table:table-cell>
              <table:table-cell office:value-type="string">
                <text:p>Bubblesort</text:p>
                <draw:g>
                  <svg:desc>fm09_1.D1:fm09_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m09_1.A2:fm09_1.A23</svg:desc>
                </draw:g>
              </table:table-cell>
              <table:table-cell office:value-type="float" office:value="3">
                <text:p>3</text:p>
                <draw:g>
                  <svg:desc>fm09_1.C2:fm09_1.C23</svg:desc>
                </draw:g>
              </table:table-cell>
              <table:table-cell office:value-type="float" office:value="8">
                <text:p>8</text:p>
                <draw:g>
                  <svg:desc>fm09_1.B2:fm09_1.B23</svg:desc>
                </draw:g>
              </table:table-cell>
              <table:table-cell office:value-type="float" office:value="1">
                <text:p>1</text:p>
                <draw:g>
                  <svg:desc>fm09_1.E2:fm09_1.E23</svg:desc>
                </draw:g>
              </table:table-cell>
              <table:table-cell office:value-type="float" office:value="17">
                <text:p>17</text:p>
                <draw:g>
                  <svg:desc>fm09_1.G2:fm09_1.G23</svg:desc>
                </draw:g>
              </table:table-cell>
              <table:table-cell office:value-type="float" office:value="13">
                <text:p>13</text:p>
                <draw:g>
                  <svg:desc>fm09_1.F2:fm09_1.F23</svg:desc>
                </draw:g>
              </table:table-cell>
              <table:table-cell office:value-type="float" office:value="28">
                <text:p>28</text:p>
                <draw:g>
                  <svg:desc>fm09_1.D2:fm09_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49">
                <text:p>1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305">
                <text:p>30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48">
                <text:p>248</text:p>
              </table:table-cell>
              <table:table-cell office:value-type="float" office:value="581">
                <text:p>581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04">
                <text:p>404</text:p>
              </table:table-cell>
              <table:table-cell office:value-type="float" office:value="953">
                <text:p>953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60">
                <text:p>660</text:p>
              </table:table-cell>
              <table:table-cell office:value-type="float" office:value="1534">
                <text:p>153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982">
                <text:p>982</text:p>
              </table:table-cell>
              <table:table-cell office:value-type="float" office:value="2180">
                <text:p>218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329">
                <text:p>1329</text:p>
              </table:table-cell>
              <table:table-cell office:value-type="float" office:value="2969">
                <text:p>2969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57">
                <text:p>1857</text:p>
              </table:table-cell>
              <table:table-cell office:value-type="float" office:value="3995">
                <text:p>3995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524">
                <text:p>2524</text:p>
              </table:table-cell>
              <table:table-cell office:value-type="float" office:value="5102">
                <text:p>5102</text:p>
              </table:table-cell>
              <table:table-cell office:value-type="float" office:value="11517">
                <text:p>1151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3156">
                <text:p>3156</text:p>
              </table:table-cell>
              <table:table-cell office:value-type="float" office:value="6132">
                <text:p>6132</text:p>
              </table:table-cell>
              <table:table-cell office:value-type="float" office:value="14691">
                <text:p>1469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7717">
                <text:p>7717</text:p>
              </table:table-cell>
              <table:table-cell office:value-type="float" office:value="16307">
                <text:p>163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5076">
                <text:p>5076</text:p>
              </table:table-cell>
              <table:table-cell office:value-type="float" office:value="9525">
                <text:p>9525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5425">
                <text:p>5425</text:p>
              </table:table-cell>
              <table:table-cell office:value-type="float" office:value="11139">
                <text:p>11139</text:p>
              </table:table-cell>
              <table:table-cell office:value-type="float" office:value="22690">
                <text:p>2269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625">
                <text:p>5625</text:p>
              </table:table-cell>
              <table:table-cell office:value-type="float" office:value="13261">
                <text:p>13261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724">
                <text:p>6724</text:p>
              </table:table-cell>
              <table:table-cell office:value-type="float" office:value="14677">
                <text:p>14677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741">
                <text:p>7741</text:p>
              </table:table-cell>
              <table:table-cell office:value-type="float" office:value="16956">
                <text:p>16956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349">
                <text:p>8349</text:p>
              </table:table-cell>
              <table:table-cell office:value-type="float" office:value="19831">
                <text:p>19831</text:p>
              </table:table-cell>
              <table:table-cell office:value-type="float" office:value="28451">
                <text:p>2845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589">
                <text:p>7589</text:p>
              </table:table-cell>
              <table:table-cell office:value-type="float" office:value="16599">
                <text:p>16599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8241">
                <text:p>8241</text:p>
              </table:table-cell>
              <table:table-cell office:value-type="float" office:value="18547">
                <text:p>18547</text:p>
              </table:table-cell>
              <table:table-cell office:value-type="float" office:value="28823">
                <text:p>2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3.739cm" style:legend-expansion="high" chart:style-name="ch2"/>
        <chart:plot-area chart:style-name="ch3" table:cell-range-address="Tabelle1.B3:Tabelle1.E23" chart:data-source-has-labels="both" svg:x="0.32cm" svg:y="0.18cm" svg:width="13.48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13cm" svg:y="0.18cm" svg:width="11.649cm" svg:height="8.01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Tabelle1.B4:Tabelle1.B2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Tabelle1.C4:Tabelle1.C23" chart:label-cell-address="Tabelle1.C3:Tabelle1.C3" chart:class="chart:scatter">
            <chart:domain table:cell-range-address="Tabelle1.B4:Tabelle1.B23"/>
            <chart:data-point chart:repeated="20"/>
          </chart:series>
          <chart:series chart:style-name="ch8" chart:values-cell-range-address="Tabelle1.D4:Tabelle1.D23" chart:label-cell-address="Tabelle1.D3:Tabelle1.D3" chart:class="chart:scatter">
            <chart:data-point chart:repeated="20"/>
          </chart:series>
          <chart:series chart:style-name="ch9" chart:values-cell-range-address="Tabelle1.E4:Tabelle1.E23" chart:label-cell-address="Tabelle1.E3:Tabelle1.E3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iam</text:p>
                <draw:g>
                  <svg:desc>Tabelle1.C3:Tabelle1.C3</svg:desc>
                </draw:g>
              </table:table-cell>
              <table:table-cell office:value-type="string">
                <text:p>Nino</text:p>
                <draw:g>
                  <svg:desc>Tabelle1.D3:Tabelle1.D3</svg:desc>
                </draw:g>
              </table:table-cell>
              <table:table-cell office:value-type="string">
                <text:p>n*ln(n)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elle1.B4:Tabelle1.B23</svg:desc>
                </draw:g>
              </table:table-cell>
              <table:table-cell office:value-type="float" office:value="1">
                <text:p>1</text:p>
                <draw:g>
                  <svg:desc>Tabelle1.C4:Tabelle1.C23</svg:desc>
                </draw:g>
              </table:table-cell>
              <table:table-cell office:value-type="float" office:value="0">
                <text:p>0</text:p>
                <draw:g>
                  <svg:desc>Tabelle1.D4:Tabelle1.D23</svg:desc>
                </draw:g>
              </table:table-cell>
              <table:table-cell office:value-type="float" office:value="0.0990373569720278">
                <text:p>0.0990373569720278</text:p>
                <draw:g>
                  <svg:desc>Tabelle1.E4:Tabelle1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560354580416">
                <text:p>0.6105603545804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2049809296037">
                <text:p>1.320498092960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75095351982">
                <text:p>2.8397509535198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43402255910724">
                <text:p>4.43402255910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75622616200462">
                <text:p>7.7562261620046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46430942101171">
                <text:p>9.464309421011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5062261620046">
                <text:p>16.506226162004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4.0684877820508">
                <text:p>94.06848778205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98.074713944056">
                <text:p>198.07471394405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  <table:table-cell office:value-type="float" office:value="305.831877357459">
                <text:p>305.83187735745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76">
                <text:p>376</text:p>
              </table:table-cell>
              <table:table-cell office:value-type="float" office:value="373">
                <text:p>373</text:p>
              </table:table-cell>
              <table:table-cell office:value-type="float" office:value="416.024904648019">
                <text:p>416.024904648019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482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528.029223770393">
                <text:p>528.02922377039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641.47696985478">
                <text:p>641.4769698547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776">
                <text:p>776</text:p>
              </table:table-cell>
              <table:table-cell office:value-type="float" office:value="774">
                <text:p>774</text:p>
              </table:table-cell>
              <table:table-cell office:value-type="float" office:value="871.800762815853">
                <text:p>871.800762815853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831">
                <text:p>831</text:p>
              </table:table-cell>
              <table:table-cell office:value-type="float" office:value="840">
                <text:p>840</text:p>
              </table:table-cell>
              <table:table-cell office:value-type="float" office:value="918.328746003013">
                <text:p>918.328746003013</text:p>
              </table:table-cell>
            </table:table-row>
            <table:table-row>
              <table:table-cell office:value-type="float" office:value="4250000">
                <text:p>4250000</text:p>
              </table:table-cell>
              <table:table-cell office:value-type="float" office:value="828">
                <text:p>828</text:p>
              </table:table-cell>
              <table:table-cell office:value-type="float" office:value="832">
                <text:p>832</text:p>
              </table:table-cell>
              <table:table-cell office:value-type="float" office:value="929.982337537676">
                <text:p>929.982337537676</text:p>
              </table:table-cell>
            </table:table-row>
            <table:table-row>
              <table:table-cell office:value-type="float" office:value="4280000">
                <text:p>4280000</text:p>
              </table:table-cell>
              <table:table-cell office:value-type="float" office:value="858">
                <text:p>858</text:p>
              </table:table-cell>
              <table:table-cell office:value-type="float" office:value="840">
                <text:p>840</text:p>
              </table:table-cell>
              <table:table-cell office:value-type="float" office:value="936.978547009473">
                <text:p>936.978547009473</text:p>
              </table:table-cell>
            </table:table-row>
            <table:table-row>
              <table:table-cell office:value-type="float" office:value="4282000">
                <text:p>4282000</text:p>
              </table:table-cell>
              <table:table-cell office:value-type="float" office:value="836.666666666667">
                <text:p>836.666666666667</text:p>
              </table:table-cell>
              <table:table-cell office:value-type="float" office:value="836">
                <text:p>836</text:p>
              </table:table-cell>
              <table:table-cell office:value-type="float" office:value="937.445068402306">
                <text:p>937.445068402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